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Preformatted_20_Text" style:list-style-name="L1">
      <style:paragraph-properties fo:margin-top="0cm" fo:margin-bottom="0.499cm" loext:contextual-spacing="false" fo:padding="0.049cm" fo:border="0.06pt solid #e3e3e3" style:writing-mode="lr-tb"/>
    </style:style>
    <style:style style:name="P3" style:family="paragraph" style:parent-style-name="Preformatted_20_Text" style:list-style-name="L2">
      <style:paragraph-properties fo:margin-top="0cm" fo:margin-bottom="0.499cm" loext:contextual-spacing="false" fo:padding="0.049cm" fo:border="0.06pt solid #e3e3e3" style:writing-mode="lr-tb"/>
    </style:style>
    <style:style style:name="P4" style:family="paragraph" style:parent-style-name="Preformatted_20_Text" style:list-style-name="L3">
      <style:paragraph-properties fo:margin-top="0cm" fo:margin-bottom="0.499cm" loext:contextual-spacing="false" fo:padding="0.049cm" fo:border="0.06pt solid #e3e3e3" style:writing-mode="lr-tb"/>
    </style:style>
    <style:style style:name="P5" style:family="paragraph" style:parent-style-name="Preformatted_20_Text" style:list-style-name="L1">
      <style:paragraph-properties fo:padding="0.049cm" fo:border="0.06pt solid #e3e3e3"/>
      <style:text-properties loext:padding="0.049cm" loext:border="0.06pt solid #e3e3e3"/>
    </style:style>
    <style:style style:name="P6" style:family="paragraph" style:parent-style-name="Preformatted_20_Text" style:list-style-name="L2">
      <style:paragraph-properties fo:padding="0.049cm" fo:border="0.06pt solid #e3e3e3"/>
      <style:text-properties loext:padding="0.049cm" loext:border="0.06pt solid #e3e3e3"/>
    </style:style>
    <style:style style:name="P7" style:family="paragraph" style:parent-style-name="Preformatted_20_Text" style:list-style-name="L3">
      <style:paragraph-properties fo:padding="0.049cm" fo:border="0.06pt solid #e3e3e3"/>
      <style:text-properties loext:padding="0.049cm" loext:border="0.06pt solid #e3e3e3"/>
    </style:style>
    <style:style style:name="P8" style:family="paragraph" style:parent-style-name="Preformatted_20_Text" style:list-style-name="L1">
      <style:paragraph-properties fo:padding="0.049cm" fo:border="0.06pt solid #e3e3e3" style:writing-mode="lr-tb"/>
    </style:style>
    <style:style style:name="P9" style:family="paragraph" style:parent-style-name="Preformatted_20_Text" style:list-style-name="L2">
      <style:paragraph-properties fo:padding="0.049cm" fo:border="0.06pt solid #e3e3e3" style:writing-mode="lr-tb"/>
    </style:style>
    <style:style style:name="P10" style:family="paragraph" style:parent-style-name="Preformatted_20_Text" style:list-style-name="L3">
      <style:paragraph-properties fo:padding="0.049cm" fo:border="0.06pt solid #e3e3e3" style:writing-mode="lr-tb"/>
    </style:style>
    <style:style style:name="P11" style:family="paragraph" style:parent-style-name="Text_20_body" style:list-style-name="L1">
      <style:paragraph-properties fo:margin-top="0cm" fo:margin-bottom="0cm" loext:contextual-spacing="false" fo:padding="0.049cm" fo:border="0.06pt solid #e3e3e3"/>
    </style:style>
    <style:style style:name="P12" style:family="paragraph" style:parent-style-name="Text_20_body" style:list-style-name="L1">
      <style:paragraph-properties fo:padding="0.049cm" fo:border="0.06pt solid #e3e3e3"/>
    </style:style>
    <style:style style:name="P13" style:family="paragraph" style:parent-style-name="Text_20_body" style:list-style-name="L2">
      <style:paragraph-properties fo:padding="0.049cm" fo:border="0.06pt solid #e3e3e3"/>
    </style:style>
    <style:style style:name="P14" style:family="paragraph" style:parent-style-name="Text_20_body" style:list-style-name="L3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ython Tuple Documentation</text:h>
      <text:list xml:id="list3750391914" text:style-name="L1">
        <text:list-item>
          <text:p text:style-name="P12"><text:span text:style-name="Strong_20_Emphasis"><text:span text:style-name="T1">Create a Python Tuple</text:span></text:span></text:p>
          <text:p text:style-name="P12">We create a tuple by placing items inside parentheses (). For example,</text:p>
          <text:p text:style-name="P5">python</text:p>
          <text:p text:style-name="P5">Copy code</text:p>
          <text:p text:style-name="P8"><text:span text:style-name="Source_20_Text"><text:span text:style-name="T1">numbers = (1, 2, -5)</text:span></text:span></text:p>
          <text:p text:style-name="P8"><text:span text:style-name="Source_20_Text"><text:span text:style-name="T1">print(numbers)</text:span></text:span></text:p>
          <text:p text:style-name="P2"><text:span text:style-name="Source_20_Text"><text:span text:style-name="T1"># Output: (1, 2, -5)</text:span></text:span></text:p>
        </text:list-item>
        <text:list-item>
          <text:p text:style-name="P12"><text:span text:style-name="Strong_20_Emphasis"><text:span text:style-name="T1">Create a Tuple Using tuple() Constructor</text:span></text:span></text:p>
          <text:p text:style-name="P12">We can also create a tuple using a tuple() constructor. For example,</text:p>
          <text:p text:style-name="P5">python</text:p>
          <text:p text:style-name="P5">Copy code</text:p>
          <text:p text:style-name="P8"><text:span text:style-name="Source_20_Text"><text:span text:style-name="T1">tuple_constructor = tuple(('Jack', 'Maria', 'David'))</text:span></text:span></text:p>
          <text:p text:style-name="P8"><text:span text:style-name="Source_20_Text"><text:span text:style-name="T1">print(tuple_constructor)</text:span></text:span></text:p>
          <text:p text:style-name="P2"><text:span text:style-name="Source_20_Text"><text:span text:style-name="T1"># Output: ('Jack', 'Maria', 'David')</text:span></text:span></text:p>
        </text:list-item>
        <text:list-item>
          <text:p text:style-name="P12"><text:span text:style-name="Strong_20_Emphasis"><text:span text:style-name="T1">Different Types of Python Tuples</text:span></text:span></text:p>
          <text:list>
            <text:list-item>
              <text:p text:style-name="P12"><text:span text:style-name="Strong_20_Emphasis"><text:span text:style-name="T1">Empty Tuple</text:span></text:span></text:p>
              <text:p text:style-name="P5">python</text:p>
              <text:p text:style-name="P5">Copy code</text:p>
              <text:p text:style-name="P8"><text:span text:style-name="Source_20_Text"><text:span text:style-name="T1"># create an empty tuple</text:span></text:span></text:p>
              <text:p text:style-name="P8"><text:span text:style-name="Source_20_Text"><text:span text:style-name="T1">empty_tuple = ()</text:span></text:span></text:p>
              <text:p text:style-name="P8"><text:span text:style-name="Source_20_Text"><text:span text:style-name="T1">print(empty_tuple)</text:span></text:span></text:p>
              <text:p text:style-name="P2"><text:span text:style-name="Source_20_Text"><text:span text:style-name="T1"># Output: ()</text:span></text:span></text:p>
            </text:list-item>
            <text:list-item>
              <text:p text:style-name="P12"><text:span text:style-name="Strong_20_Emphasis"><text:span text:style-name="T1">Tuple of Different Data Types</text:span></text:span></text:p>
              <text:p text:style-name="P5">python</text:p>
              <text:p text:style-name="P5">Copy code</text:p>
              <text:p text:style-name="P8"><text:span text:style-name="Source_20_Text"><text:span text:style-name="T1"># tuple of string types</text:span></text:span></text:p>
              <text:p text:style-name="P8"><text:span text:style-name="Source_20_Text"><text:span text:style-name="T1">names = ('James', 'Jack', 'Eva')</text:span></text:span></text:p>
              <text:p text:style-name="P8"><text:span text:style-name="Source_20_Text"><text:span text:style-name="T1">print(names)</text:span></text:span></text:p>
              <text:p text:style-name="P8"/>
              <text:p text:style-name="P8"><text:span text:style-name="Source_20_Text"><text:span text:style-name="T1"># tuple of float types</text:span></text:span></text:p>
              <text:p text:style-name="P8"><text:span text:style-name="Source_20_Text"><text:span text:style-name="T1">float_values = (1.2, 3.4, 2.1)</text:span></text:span></text:p>
              <text:p text:style-name="P2"><text:span text:style-name="Source_20_Text"><text:span text:style-name="T1">print(float_values)</text:span></text:span></text:p>
            </text:list-item>
            <text:list-item>
              <text:p text:style-name="P12"><text:span text:style-name="Strong_20_Emphasis"><text:span text:style-name="T1">Tuple of Mixed Data Types</text:span></text:span></text:p>
              <text:p text:style-name="P5">python</text:p>
              <text:p text:style-name="P5">Copy code</text:p>
              <text:p text:style-name="P8"><text:span text:style-name="Source_20_Text"><text:span text:style-name="T1"># tuple including string and integer</text:span></text:span></text:p>
              <text:p text:style-name="P8"><text:span text:style-name="Source_20_Text"><text:span text:style-name="T1">mixed_tuple = (2, 'Hello', 'Python')</text:span></text:span></text:p>
              <text:p text:style-name="P8"><text:soft-page-break/><text:span text:style-name="Source_20_Text"><text:span text:style-name="T1">print(mixed_tuple)</text:span></text:span></text:p>
              <text:p text:style-name="P2"><text:span text:style-name="Source_20_Text"><text:span text:style-name="T1"># Output: (2, 'Hello', 'Python')</text:span></text:span></text:p>
            </text:list-item>
          </text:list>
        </text:list-item>
        <text:list-item>
          <text:p text:style-name="P12"><text:span text:style-name="Strong_20_Emphasis"><text:span text:style-name="T1">Tuple Characteristics</text:span></text:span></text:p>
          <text:p text:style-name="P12">Tuples are:</text:p>
          <text:list>
            <text:list-item>
              <text:p text:style-name="P11"><text:span text:style-name="Emphasis"><text:span text:style-name="T1">Ordered</text:span></text:span> - They maintain the order of elements.</text:p>
            </text:list-item>
            <text:list-item>
              <text:p text:style-name="P11"><text:span text:style-name="Emphasis"><text:span text:style-name="T1">Immutable</text:span></text:span> - They cannot be changed after creation.</text:p>
            </text:list-item>
            <text:list-item>
              <text:p text:style-name="P12"><text:span text:style-name="Emphasis"><text:span text:style-name="T1">Allow Duplicates</text:span></text:span> - They can contain duplicate values.</text:p>
            </text:list-item>
          </text:list>
        </text:list-item>
      </text:list>
      <text:list xml:id="list475653895" text:style-name="L2">
        <text:list-item>
          <text:p text:style-name="P13"><text:span text:style-name="Strong_20_Emphasis"><text:span text:style-name="T1">Access Tuple Items</text:span></text:span></text:p>
          <text:p text:style-name="P13">Each item in a tuple is associated with an index number, starting from 0. We use these indices to access tuple items.</text:p>
          <text:list>
            <text:list-item>
              <text:p text:style-name="P13"><text:span text:style-name="Strong_20_Emphasis"><text:span text:style-name="T1">Index of Tuple Item</text:span></text:span></text:p>
              <text:p text:style-name="P13">The index always starts from 0, meaning the first item of a tuple is at index 0, the second item is at index 1, and so on.</text:p>
            </text:list-item>
            <text:list-item>
              <text:p text:style-name="P13"><text:span text:style-name="Strong_20_Emphasis"><text:span text:style-name="T1">Access Items Using Index</text:span></text:span></text:p>
              <text:p text:style-name="P13">We use index numbers to access tuple items. For example,</text:p>
              <text:p text:style-name="P6">python</text:p>
              <text:p text:style-name="P6">Copy code</text:p>
              <text:p text:style-name="P9"><text:span text:style-name="Source_20_Text"><text:span text:style-name="T1">languages = ('Python', 'Swift', 'C++')</text:span></text:span></text:p>
              <text:p text:style-name="P9"/>
              <text:p text:style-name="P9"><text:span text:style-name="Source_20_Text"><text:span text:style-name="T1"># access the first item</text:span></text:span></text:p>
              <text:p text:style-name="P9"><text:span text:style-name="Source_20_Text"><text:span text:style-name="T1">print(languages[0]) <text:s text:c="2"/># Python</text:span></text:span></text:p>
              <text:p text:style-name="P9"/>
              <text:p text:style-name="P9"><text:span text:style-name="Source_20_Text"><text:span text:style-name="T1"># access the third item</text:span></text:span></text:p>
              <text:p text:style-name="P3"><text:span text:style-name="Source_20_Text"><text:span text:style-name="T1">print(languages[2]) <text:s text:c="2"/># C++</text:span></text:span></text:p>
            </text:list-item>
          </text:list>
        </text:list-item>
        <text:list-item>
          <text:p text:style-name="P13"><text:span text:style-name="Strong_20_Emphasis"><text:span text:style-name="T1">Tuple Cannot be Modified</text:span></text:span></text:p>
          <text:p text:style-name="P13">Python tuples are immutable, meaning they cannot be changed after creation. If we try to modify a tuple, we will get an error.</text:p>
          <text:p text:style-name="P6">python</text:p>
          <text:p text:style-name="P6">Copy code</text:p>
          <text:p text:style-name="P9"><text:span text:style-name="Source_20_Text"><text:span text:style-name="T1">cars = ('BMW', 'Tesla', 'Ford', 'Toyota')</text:span></text:span></text:p>
          <text:p text:style-name="P9"/>
          <text:p text:style-name="P9"><text:span text:style-name="Source_20_Text"><text:span text:style-name="T1"># trying to modify a tuple</text:span></text:span></text:p>
          <text:p text:style-name="P9"><text:span text:style-name="Source_20_Text"><text:span text:style-name="T1">cars[0] = 'Nissan' <text:s text:c="3"/># error</text:span></text:span></text:p>
          <text:p text:style-name="P9"/>
          <text:p text:style-name="P3"><text:span text:style-name="Source_20_Text"><text:span text:style-name="T1">print(cars)</text:span></text:span></text:p>
        </text:list-item>
        <text:list-item>
          <text:p text:style-name="P13"><text:span text:style-name="Strong_20_Emphasis"><text:span text:style-name="T1">Python Tuple Length</text:span></text:span></text:p>
          <text:p text:style-name="P13">We use the len() function to find the number of items present in a tuple.</text:p>
          <text:p text:style-name="P6"><text:soft-page-break/>python</text:p>
          <text:p text:style-name="P6">Copy code</text:p>
          <text:p text:style-name="P9"><text:span text:style-name="Source_20_Text"><text:span text:style-name="T1">cars = ('BMW', 'Tesla', 'Ford', 'Toyota')</text:span></text:span></text:p>
          <text:p text:style-name="P9"><text:span text:style-name="Source_20_Text"><text:span text:style-name="T1">print('Total Items:', len(cars)) </text:span></text:span></text:p>
          <text:p text:style-name="P9"><text:span text:style-name="Source_20_Text"><text:span text:style-name="T1"><text:s text:c="3"/></text:span></text:span></text:p>
          <text:p text:style-name="P3"><text:span text:style-name="Source_20_Text"><text:span text:style-name="T1"># Output: Total Items: 4</text:span></text:span></text:p>
        </text:list-item>
        <text:list-item>
          <text:p text:style-name="P13"><text:span text:style-name="Strong_20_Emphasis"><text:span text:style-name="T1">Iterate Through a Tuple</text:span></text:span></text:p>
          <text:p text:style-name="P13">We use the for loop to iterate over the items of a tuple. For example,</text:p>
          <text:p text:style-name="P6">python</text:p>
          <text:p text:style-name="P6">Copy code</text:p>
          <text:p text:style-name="P9"><text:span text:style-name="Source_20_Text"><text:span text:style-name="T1">fruits = ('apple','banana','orange')</text:span></text:span></text:p>
          <text:p text:style-name="P9"/>
          <text:p text:style-name="P9"><text:span text:style-name="Source_20_Text"><text:span text:style-name="T1"># iterate through the tuple</text:span></text:span></text:p>
          <text:p text:style-name="P9"><text:span text:style-name="Source_20_Text"><text:span text:style-name="T1">for fruit in fruits:</text:span></text:span></text:p>
          <text:p text:style-name="P3"><text:span text:style-name="Source_20_Text"><text:span text:style-name="T1"><text:s text:c="4"/>print(fruit)</text:span></text:span></text:p>
          <text:p text:style-name="P13">Output:</text:p>
          <text:p text:style-name="P6">Copy code</text:p>
          <text:p text:style-name="P9"><text:span text:style-name="Source_20_Text"><text:span text:style-name="T1">apple</text:span></text:span></text:p>
          <text:p text:style-name="P9"><text:span text:style-name="Source_20_Text"><text:span text:style-name="T1">banana</text:span></text:span></text:p>
          <text:p text:style-name="P3"><text:span text:style-name="Source_20_Text"><text:span text:style-name="T1">orange</text:span></text:span></text:p>
        </text:list-item>
      </text:list>
      <text:list xml:id="list931967145" text:style-name="L3">
        <text:list-item>
          <text:p text:style-name="P14"><text:span text:style-name="Strong_20_Emphasis"><text:span text:style-name="T1">Check if an Item Exists in the Tuple</text:span></text:span></text:p>
          <text:p text:style-name="P14">We use the <text:span text:style-name="Source_20_Text"><text:span text:style-name="T1">in</text:span></text:span> keyword to check if an item exists in the tuple. For example,</text:p>
          <text:p text:style-name="P7">python</text:p>
          <text:p text:style-name="P7">Copy code</text:p>
          <text:p text:style-name="P10"><text:span text:style-name="Source_20_Text"><text:span text:style-name="T1">colors = ('red', 'orange', 'blue')</text:span></text:span></text:p>
          <text:p text:style-name="P10"/>
          <text:p text:style-name="P10"><text:span text:style-name="Source_20_Text"><text:span text:style-name="T1">print('yellow' in colors) <text:s text:c="3"/># False</text:span></text:span></text:p>
          <text:p text:style-name="P4"><text:span text:style-name="Source_20_Text"><text:span text:style-name="T1">print('red' in colors) <text:s text:c="6"/># True</text:span></text:span></text:p>
          <text:p text:style-name="P14">Here, <text:span text:style-name="Source_20_Text"><text:span text:style-name="T1">'yellow'</text:span></text:span> is not present in <text:span text:style-name="Source_20_Text"><text:span text:style-name="T1">colors</text:span></text:span>, so <text:span text:style-name="Source_20_Text"><text:span text:style-name="T1">'yellow' in colors</text:span></text:span> evaluates to <text:span text:style-name="Source_20_Text"><text:span text:style-name="T1">False</text:span></text:span>. On the other hand, <text:span text:style-name="Source_20_Text"><text:span text:style-name="T1">'red'</text:span></text:span> is present in <text:span text:style-name="Source_20_Text"><text:span text:style-name="T1">colors</text:span></text:span>, so <text:span text:style-name="Source_20_Text"><text:span text:style-name="T1">'red' in colors</text:span></text:span> evaluates to <text:span text:style-name="Source_20_Text"><text:span text:style-name="T1">True</text:span></text:span>.</text:p>
        </text:list-item>
        <text:list-item>
          <text:p text:style-name="P14"><text:span text:style-name="Strong_20_Emphasis"><text:span text:style-name="T1">Change Tuple Items</text:span></text:span></text:p>
          <text:p text:style-name="P14">Python tuples are immutable; we cannot change the items of a tuple once created. If we try to do so, we will get an error.</text:p>
          <text:p text:style-name="P7">python</text:p>
          <text:p text:style-name="P7">Copy code</text:p>
          <text:p text:style-name="P10"><text:span text:style-name="Source_20_Text"><text:span text:style-name="T1">fruits = ('apple', 'cherry', 'orange')</text:span></text:span></text:p>
          <text:p text:style-name="P10"/>
          <text:p text:style-name="P10"><text:span text:style-name="Source_20_Text"><text:span text:style-name="T1"># trying to change the second item to 'banana'</text:span></text:span></text:p>
          <text:p text:style-name="P10"><text:span text:style-name="Source_20_Text"><text:span text:style-name="T1">fruits[1] = 'banana'</text:span></text:span></text:p>
          <text:p text:style-name="P10"/>
          <text:p text:style-name="P10"><text:soft-page-break/><text:span text:style-name="Source_20_Text"><text:span text:style-name="T1">print(fruits) </text:span></text:span></text:p>
          <text:p text:style-name="P4"><text:span text:style-name="Source_20_Text"><text:span text:style-name="T1"># Output: TypeError: 'tuple' object does not support item assignment</text:span></text:span></text:p>
        </text:list-item>
        <text:list-item>
          <text:p text:style-name="P14"><text:span text:style-name="Strong_20_Emphasis"><text:span text:style-name="T1">Delete Tuples</text:span></text:span></text:p>
          <text:p text:style-name="P14">We cannot delete individual items of a tuple. However, we can delete the tuple itself using the <text:span text:style-name="Source_20_Text"><text:span text:style-name="T1">del</text:span></text:span> statement. For example,</text:p>
          <text:p text:style-name="P7">python</text:p>
          <text:p text:style-name="P7">Copy code</text:p>
          <text:p text:style-name="P10"><text:span text:style-name="Source_20_Text"><text:span text:style-name="T1">animals = ('dog', 'cat', 'rat')</text:span></text:span></text:p>
          <text:p text:style-name="P10"/>
          <text:p text:style-name="P10"><text:span text:style-name="Source_20_Text"><text:span text:style-name="T1"># deleting the tuple</text:span></text:span></text:p>
          <text:p text:style-name="P4"><text:span text:style-name="Source_20_Text"><text:span text:style-name="T1">del animals</text:span></text:span></text:p>
        </text:list-item>
        <text:list-item>
          <text:p text:style-name="P14"><text:span text:style-name="Strong_20_Emphasis"><text:span text:style-name="T1">Create a Python Tuple With One Item</text:span></text:span></text:p>
          <text:p text:style-name="P14">When creating a tuple with a single item, including a trailing comma after the item is essential. Otherwise, it would not be considered a tuple.</text:p>
          <text:p text:style-name="P7">python</text:p>
          <text:p text:style-name="P7">Copy code</text:p>
          <text:p text:style-name="P10"><text:span text:style-name="Source_20_Text"><text:span text:style-name="T1">var = ('Hello',)</text:span></text:span></text:p>
          <text:p text:style-name="P10"><text:span text:style-name="Source_20_Text"><text:span text:style-name="T1">print(var) <text:s/># tuple</text:span></text:span></text:p>
          <text:p text:style-name="P4"><text:span text:style-name="Source_20_Text"><text:span text:style-name="T1"># Output: ('Hello',)</text:span></text:span></text:p>
          <text:p text:style-name="P14">Without the trailing comma:</text:p>
          <text:p text:style-name="P7">python</text:p>
          <text:p text:style-name="P7">Copy code</text:p>
          <text:p text:style-name="P10"><text:span text:style-name="Source_20_Text"><text:span text:style-name="T1">var = ('Hello') </text:span></text:span></text:p>
          <text:p text:style-name="P10"><text:span text:style-name="Source_20_Text"><text:span text:style-name="T1">print(var) <text:s/># string</text:span></text:span></text:p>
          <text:p text:style-name="P4"><text:span text:style-name="Source_20_Text"><text:span text:style-name="T1"># Output: Hello</text:span>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18:48:54.111725094</meta:creation-date>
    <dc:date>2024-06-01T18:52:32.474730851</dc:date>
    <meta:editing-duration>PT3M38S</meta:editing-duration>
    <meta:editing-cycles>1</meta:editing-cycles>
    <meta:document-statistic meta:table-count="0" meta:image-count="0" meta:object-count="0" meta:page-count="4" meta:paragraph-count="127" meta:word-count="668" meta:character-count="3668" meta:non-whitespace-character-count="3145"/>
    <meta:generator>LibreOffice/6.4.7.2$Linux_X86_64 LibreOffice_project/40$Build-2</meta:generator>
  </office:meta>
</office:document-meta>
</file>